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400000162134F9A66267C8C7D.png" manifest:media-type="image/png"/>
  <manifest:file-entry manifest:full-path="Pictures/100002010000033E0000010EE6D6EB5BEE34DB09.png" manifest:media-type="image/png"/>
  <manifest:file-entry manifest:full-path="Pictures/10000201000003AC000002253EE1842635574F12.png" manifest:media-type="image/png"/>
  <manifest:file-entry manifest:full-path="Pictures/100002010000015B00000226BDAA25DBF1561BDD.png" manifest:media-type="image/png"/>
  <manifest:file-entry manifest:full-path="Pictures/10000201000001E8000001809DD2E5FBCC0D04A8.png" manifest:media-type="image/png"/>
  <manifest:file-entry manifest:full-path="Pictures/100002010000026F000000F4ACD5A44BADF6B052.png" manifest:media-type="image/png"/>
  <manifest:file-entry manifest:full-path="Pictures/1000020100000268000002CB8A15C84380FD8B81.png" manifest:media-type="image/png"/>
  <manifest:file-entry manifest:full-path="Pictures/100002010000025F00000254BEE2CB9F60A70BE0.png" manifest:media-type="image/png"/>
  <manifest:file-entry manifest:full-path="Pictures/10000201000001850000004F0DDE1D791D8F415F.png" manifest:media-type="image/png"/>
  <manifest:file-entry manifest:full-path="Pictures/100002010000020E0000025ACF332BADE43C1FFD.png" manifest:media-type="image/png"/>
  <manifest:file-entry manifest:full-path="Pictures/10000201000001870000012E46BEE01A6F56E131.png" manifest:media-type="image/png"/>
  <manifest:file-entry manifest:full-path="Pictures/100002010000034D0000026DBA79E334D6FF4ECB.png" manifest:media-type="image/png"/>
  <manifest:file-entry manifest:full-path="Pictures/100002010000034E00000125736086C984510A66.png" manifest:media-type="image/png"/>
  <manifest:file-entry manifest:full-path="Pictures/10000201000001A1000000959F929A88EB42D714.png" manifest:media-type="image/png"/>
  <manifest:file-entry manifest:full-path="Pictures/100002010000019D000000331D226F47D298E5CF.png" manifest:media-type="image/png"/>
  <manifest:file-entry manifest:full-path="Pictures/10000201000002450000024463E3BFBD1C263520.png" manifest:media-type="image/png"/>
  <manifest:file-entry manifest:full-path="Pictures/100002010000016300000095880F3BF48E2F69C1.png" manifest:media-type="image/png"/>
  <manifest:file-entry manifest:full-path="Pictures/100002010000036400000285215C90ADB62AB0A1.png" manifest:media-type="image/png"/>
  <manifest:file-entry manifest:full-path="Pictures/10000201000003630000020857FC8C554A75FD23.png" manifest:media-type="image/png"/>
  <manifest:file-entry manifest:full-path="Pictures/10000201000002270000012FAACE0885DA5D8381.png" manifest:media-type="image/png"/>
  <manifest:file-entry manifest:full-path="Pictures/10000201000002B9000001770E25C5AC5A3447EC.png" manifest:media-type="image/png"/>
  <manifest:file-entry manifest:full-path="Pictures/10000201000002A700000059993164E94714D8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639" officeooo:paragraph-rsid="0011d639"/>
    </style:style>
    <style:style style:name="P2" style:family="paragraph" style:parent-style-name="Standard">
      <style:text-properties officeooo:rsid="001289e6" officeooo:paragraph-rsid="001289e6"/>
    </style:style>
    <style:style style:name="P3" style:family="paragraph" style:parent-style-name="Standard">
      <style:text-properties officeooo:rsid="0013cd51" officeooo:paragraph-rsid="0013cd51"/>
    </style:style>
    <style:style style:name="P4" style:family="paragraph" style:parent-style-name="Standard">
      <style:text-properties officeooo:rsid="0015e824" officeooo:paragraph-rsid="0015e824"/>
    </style:style>
    <style:style style:name="P5" style:family="paragraph" style:parent-style-name="Standard">
      <style:text-properties officeooo:rsid="00186ca5" officeooo:paragraph-rsid="00186ca5"/>
    </style:style>
    <style:style style:name="P6" style:family="paragraph" style:parent-style-name="Standard">
      <style:text-properties officeooo:rsid="00190eff" officeooo:paragraph-rsid="00190eff"/>
    </style:style>
    <style:style style:name="P7" style:family="paragraph" style:parent-style-name="Standard">
      <style:text-properties officeooo:rsid="001a0fdf" officeooo:paragraph-rsid="001a0fdf"/>
    </style:style>
    <style:style style:name="P8" style:family="paragraph" style:parent-style-name="Standard">
      <style:text-properties officeooo:rsid="001b56c7" officeooo:paragraph-rsid="001b56c7"/>
    </style:style>
    <style:style style:name="P9" style:family="paragraph" style:parent-style-name="Standard">
      <style:text-properties officeooo:rsid="001eb2d8" officeooo:paragraph-rsid="001eb2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3</text:p>
      <text:p text:style-name="P1">Q1:<draw:frame draw:style-name="fr2" draw:name="Image2" text:anchor-type="char" svg:x="0.3063in" svg:y="0.3075in" svg:width="5.4791in" svg:height="5.5492in" draw:z-index="1"><draw:image xlink:href="Pictures/100002010000020E0000025ACF332BADE43C1FFD.png" xlink:type="simple" xlink:show="embed" xlink:actuate="onLoad" draw:mime-type="image/png"/></draw:frame><draw:frame draw:style-name="fr2" draw:name="Image1" text:anchor-type="char" svg:x="0.348in" svg:y="6.022in" svg:width="5.0835in" svg:height="4in" draw:z-index="0"><draw:image xlink:href="Pictures/10000201000001E8000001809DD2E5FBCC0D04A8.png" xlink:type="simple" xlink:show="embed" xlink:actuate="onLoad" draw:mime-type="image/png"/></draw:frame></text:p>
      <text:p text:style-name="P1"><text:soft-page-break/>Q2:</text:p>
      <text:p text:style-name="P1"><draw:frame draw:style-name="fr2" draw:name="Image4" text:anchor-type="char" svg:x="0.098in" svg:y="0.0992in" svg:width="6.4165in" svg:height="7.448in" draw:z-index="3"><draw:image xlink:href="Pictures/1000020100000268000002CB8A15C84380FD8B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<draw:frame draw:style-name="fr2" draw:name="Image3" text:anchor-type="char" svg:x="0.1555in" svg:y="-0.2146in" svg:width="4.0728in" svg:height="3.1457in" draw:z-index="2"><draw:image xlink:href="Pictures/10000201000001870000012E46BEE01A6F56E131.png" xlink:type="simple" xlink:show="embed" xlink:actuate="onLoad" draw:mime-type="image/png"/></draw:frame>Q3:</text:p>
      <text:p text:style-name="P2"><draw:frame draw:style-name="fr1" draw:name="Image6" text:anchor-type="char" svg:x="0in" svg:y="1.4165in" svg:width="6.9252in" svg:height="2.398in" draw:z-index="5"><draw:image xlink:href="Pictures/100002010000034E00000125736086C984510A66.png" xlink:type="simple" xlink:show="embed" xlink:actuate="onLoad" draw:mime-type="image/png"/></draw:frame></text:p>
      <text:p text:style-name="P1"/>
      <text:p text:style-name="P1"/>
      <text:p text:style-name="P1"><draw:frame draw:style-name="fr1" draw:name="Image5" text:anchor-type="char" svg:x="-0.011in" svg:y="0.411in" svg:width="6.3228in" svg:height="6.2083in" draw:z-index="4"><draw:image xlink:href="Pictures/100002010000025F00000254BEE2CB9F60A70BE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4:</text:p>
      <text:p text:style-name="P3"><draw:frame draw:style-name="fr2" draw:name="Image7" text:anchor-type="char" svg:x="0.1764in" svg:y="3.9791in" svg:width="6.052in" svg:height="6.0417in" draw:z-index="6"><draw:image xlink:href="Pictures/10000201000002450000024463E3BFBD1C263520.png" xlink:type="simple" xlink:show="embed" xlink:actuate="onLoad" draw:mime-type="image/png"/></draw:frame><draw:frame draw:style-name="fr3" draw:name="Image8" text:anchor-type="char" svg:width="6.9252in" svg:height="3.7256in" draw:z-index="7"><draw:image xlink:href="Pictures/10000201000002B9000001770E25C5AC5A3447EC.png" xlink:type="simple" xlink:show="embed" xlink:actuate="onLoad" draw:mime-type="image/png"/></draw:frame></text:p>
      <text:p text:style-name="P1"><text:soft-page-break/></text:p>
      <text:p text:style-name="P4">Q5:</text:p>
      <text:p text:style-name="P4"><draw:frame draw:style-name="fr3" draw:name="Image10" text:anchor-type="char" svg:width="6.9252in" svg:height="4.1528in" draw:z-index="9"><draw:image xlink:href="Pictures/10000201000003630000020857FC8C554A75FD23.png" xlink:type="simple" xlink:show="embed" xlink:actuate="onLoad" draw:mime-type="image/png"/></draw:frame></text:p>
      <text:p text:style-name="P1"/>
      <text:p text:style-name="P1"><draw:frame draw:style-name="fr1" draw:name="Image9" text:anchor-type="char" svg:x="0.0827in" svg:y="0.0646in" svg:width="5.7398in" svg:height="3.1563in" draw:z-index="8"><draw:image xlink:href="Pictures/10000201000002270000012FAACE0885DA5D83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Q6:</text:p>
      <text:p text:style-name="P1"/>
      <text:p text:style-name="P1"><draw:frame draw:style-name="fr2" draw:name="Image12" text:anchor-type="char" svg:x="-0.0209in" svg:y="0.1161in" svg:width="6.9252in" svg:height="5.1457in" draw:z-index="11"><draw:image xlink:href="Pictures/100002010000036400000285215C90ADB62AB0A1.png" xlink:type="simple" xlink:show="embed" xlink:actuate="onLoad" draw:mime-type="image/png"/></draw:frame><draw:frame draw:style-name="fr2" draw:name="Image11" text:anchor-type="char" svg:x="-0.0311in" svg:y="5.3492in" svg:width="6.9252in" svg:height="0.9075in" draw:z-index="10"><draw:image xlink:href="Pictures/10000201000002A700000059993164E94714D8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Q7:</text:p>
      <text:p text:style-name="P1"/>
      <text:p text:style-name="P1"><draw:frame draw:style-name="fr1" draw:name="Image13" text:anchor-type="char" svg:x="0.1138in" svg:y="0in" svg:width="4.302in" svg:height="0.5311in" draw:z-index="12"><draw:image xlink:href="Pictures/100002010000019D000000331D226F47D298E5CF.png" xlink:type="simple" xlink:show="embed" xlink:actuate="onLoad" draw:mime-type="image/png"/></draw:frame></text:p>
      <text:p text:style-name="P1"/>
      <text:p text:style-name="P1"/>
      <text:p text:style-name="P1"><draw:frame draw:style-name="fr2" draw:name="Image14" text:anchor-type="char" svg:x="0.1346in" svg:y="0.0827in" svg:width="3.6146in" svg:height="5.7291in" draw:z-index="13"><draw:image xlink:href="Pictures/100002010000015B00000226BDAA25DBF1561B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Q8:</text:p>
      <text:p text:style-name="P1"><draw:frame draw:style-name="fr3" draw:name="Image15" text:anchor-type="char" svg:width="6.9252in" svg:height="4.0445in" draw:z-index="14"><draw:image xlink:href="Pictures/10000201000003AC000002253EE1842635574F12.png" xlink:type="simple" xlink:show="embed" xlink:actuate="onLoad" draw:mime-type="image/png"/></draw:frame><draw:frame draw:style-name="fr1" draw:name="Image16" text:anchor-type="char" svg:x="-0.0311in" svg:y="4.1827in" svg:width="6.9252in" svg:height="5.089in" draw:z-index="15"><draw:image xlink:href="Pictures/100002010000034D0000026DBA79E334D6FF4ECB.png" xlink:type="simple" xlink:show="embed" xlink:actuate="onLoad" draw:mime-type="image/png"/></draw:frame></text:p>
      <text:p text:style-name="P8"><text:soft-page-break/>Q9:</text:p>
      <text:p text:style-name="P8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0.6035in" svg:y="0.0075in" svg:width="4.3437in" svg:height="1.552in" draw:z-index="16"><draw:image xlink:href="Pictures/10000201000001A1000000959F929A88EB42D71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8" text:anchor-type="char" svg:x="-0.0417in" svg:y="0.0799in" svg:width="6.9252in" svg:height="2.252in" draw:z-index="17"><draw:image xlink:href="Pictures/100002010000033E0000010EE6D6EB5BEE34DB0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Q10:</text:p>
      <text:p text:style-name="P9"/>
      <text:p text:style-name="P9"/>
      <text:p text:style-name="P9"><draw:frame draw:style-name="fr2" draw:name="Image20" text:anchor-type="char" svg:x="-0.052in" svg:y="0.948in" svg:width="6.9252in" svg:height="2.9319in" draw:z-index="19"><draw:image xlink:href="Pictures/100002010000034400000162134F9A66267C8C7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9" text:anchor-type="char" svg:x="0.0307in" svg:y="0.1465in" svg:width="3.698in" svg:height="1.552in" draw:z-index="18"><draw:image xlink:href="Pictures/100002010000016300000095880F3BF48E2F69C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11:</text:p>
      <text:p text:style-name="P9"/>
      <text:p text:style-name="P9"><draw:frame draw:style-name="fr1" draw:name="Image22" text:anchor-type="char" svg:x="0.0409in" svg:y="1.2626in" svg:width="6.4898in" svg:height="2.5417in" draw:z-index="21"><draw:image xlink:href="Pictures/100002010000026F000000F4ACD5A44BADF6B052.png" xlink:type="simple" xlink:show="embed" xlink:actuate="onLoad" draw:mime-type="image/png"/></draw:frame></text:p>
      <text:p text:style-name="P9"/>
      <text:p text:style-name="P9"/>
      <text:p text:style-name="P9"><draw:frame draw:style-name="fr1" draw:name="Image21" text:anchor-type="char" svg:x="-0.0425in" svg:y="4.6165in" svg:width="4.052in" svg:height="0.8228in" draw:z-index="20"><draw:image xlink:href="Pictures/10000201000001850000004F0DDE1D791D8F41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8:16:17.673910960</meta:creation-date>
    <dc:date>2025-02-10T23:50:58.849177623</dc:date>
    <meta:editing-duration>PT55S</meta:editing-duration>
    <meta:editing-cycles>1</meta:editing-cycles>
    <meta:document-statistic meta:table-count="0" meta:image-count="22" meta:object-count="0" meta:page-count="12" meta:paragraph-count="12" meta:word-count="12" meta:character-count="39" meta:non-whitespace-character-count="39"/>
    <meta:generator>LibreOffice/7.1.8.1$Linux_X86_64 LibreOffice_project/10$Build-1</meta:generator>
  </office:meta>
</office:document-meta>
</file>